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F" svg:font-family="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8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10.5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1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SCIWorldweigh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evEM</text:p>
          </table:table-cell>
          <table:table-cell office:value-type="string" calcext:value-type="string">
            <text:p>Eurozon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2]/SUM([.B$2:.B$17])" office:value-type="float" office:value="0.294117647058823" calcext:value-type="float">
            <text:p>0.2941176471</text:p>
          </table:table-cell>
          <table:table-cell table:formula="of:=[.F2]*0.33" office:value-type="float" office:value="0.0970588235294118" calcext:value-type="float">
            <text:p>0.09705882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3]/SUM([.B$3:.B$17])" office:value-type="float" office:value="0.211538461538462" calcext:value-type="float">
            <text:p>0.2115384615</text:p>
          </table:table-cell>
          <table:table-cell table:formula="of:=[.F3]*0.33" office:value-type="float" office:value="0.0698076923076923" calcext:value-type="float">
            <text:p>0.06980769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4]/SUM([.B$3:.B$17])" office:value-type="float" office:value="0.198717948717949" calcext:value-type="float">
            <text:p>0.1987179487</text:p>
          </table:table-cell>
          <table:table-cell table:formula="of:=[.F4]*0.33" office:value-type="float" office:value="0.0655769230769231" calcext:value-type="float">
            <text:p>0.06557692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[.F5]*0.33" office:value-type="float" office:value="0.1386" calcext:value-type="float">
            <text:p>0.138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6]/SUM([.B$2:.B$17])" office:value-type="float" office:value="0.0497737556561086" calcext:value-type="float">
            <text:p>0.049773755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7]/SUM([.B$2:.B$17])" office:value-type="float" office:value="0.0452488687782805" calcext:value-type="float">
            <text:p>0.0452488688</text:p>
          </table:table-cell>
          <table:table-cell table:number-columns-repeated="3"/>
          <table:table-cell table:style-name="ce1" office:value-type="percentage" office:value="0.036" calcext:value-type="percentage">
            <text:p>3.60%</text:p>
          </table:table-cell>
          <table:table-cell table:style-name="ce1" office:value-type="percentage" office:value="0.024" calcext:value-type="percentage">
            <text:p>2.40%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 office:value-type="percentage" office:value="0.5" calcext:value-type="percentage">
            <text:p>50.00%</text:p>
          </table:table-cell>
          <table:table-cell table:style-name="ce1" office:value-type="percentage" office:value="0.071" calcext:value-type="percentage">
            <text:p>7.10%</text:p>
          </table:table-cell>
          <table:table-cell table:style-name="ce1" office:value-type="percentage" office:value="0.061" calcext:value-type="percentage">
            <text:p>6.10%</text:p>
          </table:table-cell>
          <table:table-cell table:style-name="ce1" office:value-type="percentage" office:value="0.031" calcext:value-type="percentage">
            <text:p>3.10%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4" office:value-type="percentage" office:value="0.15" calcext:value-type="percentage">
            <text:p>15.00%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8]/SUM([.B$2:.B$17])" office:value-type="float" office:value="0.0452488687782805" calcext:value-type="float">
            <text:p>0.045248868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9]/SUM([.B$2:.B$17])" office:value-type="float" office:value="0.0316742081447964" calcext:value-type="float">
            <text:p>0.0316742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0]/SUM([.B$2:.B$17])" office:value-type="float" office:value="0.0316742081447964" calcext:value-type="float">
            <text:p>0.03167420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1]/SUM([.B$2:.B$17])" office:value-type="float" office:value="0.0226244343891403" calcext:value-type="float">
            <text:p>0.0226244344</text:p>
          </table:table-cell>
          <table:table-cell table:number-columns-repeated="3"/>
          <table:table-cell table:formula="of:=0.88" office:value-type="float" office:value="0.88" calcext:value-type="float">
            <text:p>0.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2]/SUM([.B$2:.B$17])" office:value-type="float" office:value="0.0135746606334842" calcext:value-type="float">
            <text:p>0.0135746606</text:p>
          </table:table-cell>
          <table:table-cell table:number-columns-repeated="3"/>
          <table:table-cell table:formula="of:=[.J11]*0.82" office:value-type="float" office:value="0.7216" calcext:value-type="float">
            <text:p>0.72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3]/SUM([.B$2:.B$17])" office:value-type="float" office:value="0.00904977375565611" calcext:value-type="float">
            <text:p>0.0090497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4]/SUM([.B$2:.B$17])" office:value-type="float" office:value="0.00904977375565611" calcext:value-type="float">
            <text:p>0.0090497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5]/SUM([.B$2:.B$17])" office:value-type="float" office:value="0.00904977375565611" calcext:value-type="float">
            <text:p>0.00904977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6]/SUM([.B$2:.B$17])" office:value-type="float" office:value="0.00452488687782805" calcext:value-type="float">
            <text:p>0.0045248869</text:p>
          </table:table-cell>
          <table:table-cell table:number-columns-repeated="3"/>
          <table:table-cell table:formula="of:=500/0.12" office:value-type="float" office:value="4166.66666666667" calcext:value-type="float">
            <text:p>4166.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Dev</text:p>
          </table:table-cell>
          <table:table-cell/>
          <table:table-cell table:formula="of:=[.B17]/SUM([.B$2:.B$17])" office:value-type="float" office:value="0.00452488687782805" calcext:value-type="float">
            <text:p>0.00452488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v</text:p>
          </table:table-cell>
          <table:table-cell/>
          <table:table-cell table:formula="of:=[.B18]/SUM([.B18:.B22])" office:value-type="float" office:value="0.646551724137931" calcext:value-type="float">
            <text:p>0.6465517241</text:p>
          </table:table-cell>
          <table:table-cell table:formula="of:=[.F18]*0.33" office:value-type="float" office:value="0.213362068965517" calcext:value-type="float">
            <text:p>0.2133620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v</text:p>
          </table:table-cell>
          <table:table-cell/>
          <table:table-cell table:formula="of:=[.B19]/SUM([.B19:.B22])" office:value-type="float" office:value="0.585365853658537" calcext:value-type="float">
            <text:p>0.5853658537</text:p>
          </table:table-cell>
          <table:table-cell table:formula="of:=[.F19]*0.33" office:value-type="float" office:value="0.193170731707317" calcext:value-type="float">
            <text:p>0.19317073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ong Kong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v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F20]*0.33" office:value-type="float" office:value="0.0495" calcext:value-type="float">
            <text:p>0.04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De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Dev</text:p>
          </table:table-cell>
          <table:table-cell/>
          <table:table-cell table:formula="of:=[.B23]/SUM([.B23:.B24])" office:value-type="float" office:value="0.9449378330373" calcext:value-type="float">
            <text:p>0.944937833</text:p>
          </table:table-cell>
          <table:table-cell table:formula="of:=[.F23]*0.33" office:value-type="float" office:value="0.311829484902309" calcext:value-type="float">
            <text:p>0.3118294849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[.J23]/SUM([.J23:.J25])" office:value-type="float" office:value="0.625" calcext:value-type="float">
            <text:p>0.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Dev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F24]*0.33" office:value-type="float" office:value="0.0165" calcext:value-type="float">
            <text:p>0.016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J24]/SUM([.J23:.J25])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/>
          <table:table-cell table:formula="of:=[.B25]/SUM([.B25:.B34])" office:value-type="float" office:value="0.443037974683544" calcext:value-type="float">
            <text:p>0.4430379747</text:p>
          </table:table-cell>
          <table:table-cell table:formula="of:=[.F25]*0.3" office:value-type="float" office:value="0.132911392405063" calcext:value-type="float">
            <text:p>0.13291139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J25]/SUM([.J23:.J25])" office:value-type="float" office:value="0.125" calcext:value-type="float">
            <text:p>0.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/>
          <table:table-cell table:style-name="ce5" table:formula="of:=[.B26]/SUM([.B25:.B34])" office:value-type="float" office:value="0.253164556962025" calcext:value-type="float">
            <text:p>0.253164557</text:p>
          </table:table-cell>
          <table:table-cell table:formula="of:=[.F26]*0.3" office:value-type="float" office:value="0.0759493670886076" calcext:value-type="float">
            <text:p>0.07594936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[.F27]*0.3" office:value-type="float" office:value="0.093" calcext:value-type="float">
            <text:p>0.0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AE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EME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/>
          <table:table-cell table:formula="of:=[.B35]/SUM([.B35:.B42])" office:value-type="float" office:value="0.338504936530324" calcext:value-type="float">
            <text:p>0.3385049365</text:p>
          </table:table-cell>
          <table:table-cell table:formula="of:=[.F35]*0.4" office:value-type="float" office:value="0.13540197461213" calcext:value-type="float">
            <text:p>0.13540197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uth Korea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/>
          <table:table-cell table:formula="of:=[.B36]/SUM([.B35:.B42])" office:value-type="float" office:value="0.225669957686883" calcext:value-type="float">
            <text:p>0.2256699577</text:p>
          </table:table-cell>
          <table:table-cell table:formula="of:=[.F36]*0.4" office:value-type="float" office:value="0.0902679830747532" calcext:value-type="float">
            <text:p>0.09026798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/>
          <table:table-cell table:formula="of:=[.B37]/SUM([.B35:.B42])" office:value-type="float" office:value="0.183356840620592" calcext:value-type="float">
            <text:p>0.1833568406</text:p>
          </table:table-cell>
          <table:table-cell table:formula="of:=[.F37]*0.4" office:value-type="float" office:value="0.073342736248237" calcext:value-type="float">
            <text:p>0.07334273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F38]*0.4" office:value-type="float" office:value="0.1" calcext:value-type="float">
            <text:p>0.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 table:number-columns-repeated="5"/>
          <table:table-cell table:formula="of:=0.15/0.85" office:value-type="float" office:value="0.176470588235294" calcext:value-type="float">
            <text:p>0.1764705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illipine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EM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43]/3" office:value-type="float" office:value="0.166666666666667" calcext:value-type="float">
            <text:p>0.1666666667</text:p>
          </table:table-cell>
          <table:table-cell table:number-columns-repeated="2"/>
          <table:table-cell table:formula="of:=0.14*0.85" office:value-type="float" office:value="0.119" calcext:value-type="float">
            <text:p>0.1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EM</text:p>
          </table:table-cell>
          <table:table-cell table:number-columns-repeated="5"/>
          <table:table-cell table:formula="of:=0.18*0.85" office:value-type="float" office:value="0.153" calcext:value-type="float">
            <text:p>0.1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Americas</text:p>
          </table:table-cell>
          <table:table-cell office:value-type="string" calcext:value-type="string">
            <text:p>EM</text:p>
          </table:table-cell>
          <table:table-cell table:number-columns-repeated="14"/>
        </table:table-row>
        <table:table-row table:style-name="ro1" table:number-rows-repeated="20">
          <table:table-cell table:number-columns-repeated="18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2" calcext:value-type="float">
            <text:p>0.2</text:p>
          </table:table-cell>
          <table:table-cell table:formula="of:=PRODUCT([.A68:.C68])" office:value-type="float" office:value="0.028" calcext:value-type="float">
            <text:p>0.028</text:p>
          </table:table-cell>
          <table:table-cell table:number-columns-repeated="14"/>
        </table:table-row>
        <table:table-row table:style-name="ro2">
          <table:table-cell table:style-name="ce1" office:value-type="percentage" office:value="0.18" calcext:value-type="percentage">
            <text:p>18.00%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office:value-type="percentage" office:value="0.09" calcext:value-type="percentage">
            <text:p>9.00%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1" office:value-type="percentage" office:value="0.09" calcext:value-type="percentage">
            <text:p>9.00%</text:p>
          </table:table-cell>
          <table:table-cell table:number-columns-repeated="5" table:style-name="ce1" office:value-type="percentage" office:value="0.04" calcext:value-type="percentage">
            <text:p>4.00%</text:p>
          </table:table-cell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percentage" office:value="0.12" calcext:value-type="percentage">
            <text:p>12.00%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office:value-type="percentage" office:value="0.1" calcext:value-type="percentage">
            <text:p>10.00%</text:p>
          </table:table-cell>
          <table:table-cell table:style-name="ce1" office:value-type="percentage" office:value="0.02" calcext:value-type="percentage">
            <text:p>2.00%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3" table:style-name="ce1" office:value-type="percentage" office:value="0.04" calcext:value-type="percentage">
            <text:p>4.00%</text:p>
          </table:table-cell>
          <table:table-cell table:number-columns-repeated="10"/>
        </table:table-row>
        <table:table-row table:style-name="ro2">
          <table:table-cell/>
          <table:table-cell table:style-name="ce1" office:value-type="percentage" office:value="0.14" calcext:value-type="percentage">
            <text:p>14.00%</text:p>
          </table:table-cell>
          <table:table-cell table:style-name="ce1" office:value-type="percentage" office:value="0.08" calcext:value-type="percentage">
            <text:p>8.00%</text:p>
          </table:table-cell>
          <table:table-cell table:style-name="ce1" office:value-type="percentage" office:value="0.11" calcext:value-type="percentage">
            <text:p>11.00%</text:p>
          </table:table-cell>
          <table:table-cell table:style-name="ce1" office:value-type="percentage" office:value="0.03" calcext:value-type="percentage">
            <text:p>3.00%</text:p>
          </table:table-cell>
          <table:table-cell table:style-name="ce4" office:value-type="percentage" office:value="0.04" calcext:value-type="percentage">
            <text:p>4.00%</text:p>
          </table:table-cell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formula="of:=0.4*0.2" office:value-type="float" office:value="0.08" calcext:value-type="float">
            <text:p>0.0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percentage" office:value="0.2" calcext:value-type="percentage">
            <text:p>20.00%</text:p>
          </table:table-cell>
          <table:table-cell table:number-columns-repeated="2" table:style-name="ce2" office:value-type="percentage" office:value="0.1" calcext:value-type="percentage">
            <text:p>10.00%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12" calcext:value-type="percentage">
            <text:p>12.00%</text:p>
          </table:table-cell>
          <table:table-cell table:style-name="ce2" office:value-type="percentage" office:value="0.14" calcext:value-type="percentage">
            <text:p>14.00%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6" office:value-type="percentage" office:value="0.14" calcext:value-type="percentage">
            <text:p>14.00%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table:formula="of:=0.3*0.4" office:value-type="float" office:value="0.12" calcext:value-type="float">
            <text:p>0.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5"/>
          <table:table-cell office:value-type="float" office:value="0.33" calcext:value-type="float">
            <text:p>0.3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table:number-columns-repeated="5"/>
          <table:table-cell table:formula="of:=PRODUCT([.F88:.F90])" office:value-type="float" office:value="0.0825" calcext:value-type="float">
            <text:p>0.0825</text:p>
          </table:table-cell>
          <table:table-cell table:number-columns-repeated="12"/>
        </table:table-row>
        <table:table-row table:style-name="ro2">
          <table:table-cell table:number-columns-repeated="5"/>
          <table:table-cell table:style-name="ce1" office:value-type="percentage" office:value="0.17" calcext:value-type="percentage">
            <text:p>17.00%</text:p>
          </table:table-cell>
          <table:table-cell table:number-columns-repeated="3" table:style-name="ce1" office:value-type="percentage" office:value="0.06" calcext:value-type="percentage">
            <text:p>6.00%</text:p>
          </table:table-cell>
          <table:table-cell table:number-columns-repeated="5" table:style-name="ce1" office:value-type="percentage" office:value="0.08" calcext:value-type="percentage">
            <text:p>8.00%</text:p>
          </table:table-cell>
          <table:table-cell table:style-name="ce4" office:value-type="percentage" office:value="0.25" calcext:value-type="percentage">
            <text:p>25.00%</text:p>
          </table:table-cell>
          <table:table-cell table:number-columns-repeated="3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5"/>
          <table:table-cell table:formula="of:=15/33" office:value-type="float" office:value="0.454545454545455" calcext:value-type="float">
            <text:p>0.4545454545</text:p>
          </table:table-cell>
          <table:table-cell table:number-columns-repeated="1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6"/>
          <table:table-cell table:formula="of:=1000/0.3" office:value-type="float" office:value="3333.33333333333" calcext:value-type="float">
            <text:p>3333.3333333333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table:formula="of:=1-[.H106]"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table:formula="of:=[.I105]*[.H105]" office:value-type="float" office:value="0.066" calcext:value-type="float">
            <text:p>0.0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59" calcext:value-type="float">
            <text:p>0.59</text:p>
          </table:table-cell>
          <table:table-cell office:value-type="float" office:value="0.8" calcext:value-type="float">
            <text:p>0.8</text:p>
          </table:table-cell>
          <table:table-cell office:value-type="float" office:value="0.33" calcext:value-type="float">
            <text:p>0.33</text:p>
          </table:table-cell>
          <table:table-cell table:formula="of:=[.I106]*[.H106]*[.G106]" office:value-type="float" office:value="0.15576" calcext:value-type="float">
            <text:p>0.15576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9"/>
          <table:table-cell table:number-columns-repeated="2" table:style-name="ce1" office:value-type="percentage" office:value="0.17" calcext:value-type="percentage">
            <text:p>17.00%</text:p>
          </table:table-cell>
          <table:table-cell table:style-name="ce1" office:value-type="percentage" office:value="0.07" calcext:value-type="percentage">
            <text:p>7.00%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1" office:value-type="percentage" office:value="0.16" calcext:value-type="percentage">
            <text:p>16.00%</text:p>
          </table:table-cell>
          <table:table-cell table:style-name="ce1" office:value-type="percentage" office:value="0.13" calcext:value-type="percentage">
            <text:p>13.00%</text:p>
          </table:table-cell>
          <table:table-cell table:style-name="ce1" office:value-type="percentage" office:value="0.11" calcext:value-type="percentage">
            <text:p>11.00%</text:p>
          </table:table-cell>
          <table:table-cell table:style-name="ce4" office:value-type="percentage" office:value="0.08" calcext:value-type="percentage">
            <text:p>8.00%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G110]/3" office:value-type="float" office:value="6.66666666666667" calcext:value-type="float">
            <text:p>6.6666666667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0.6/3" office:value-type="float" office:value="0.2" calcext:value-type="float">
            <text:p>0.20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G111]/3" office:value-type="float" office:value="6.66666666666667" calcext:value-type="float">
            <text:p>6.6666666667</text:p>
          </table:table-cell>
          <table:table-cell/>
          <table:table-cell table:formula="of:=33*0.4" office:value-type="float" office:value="13.2" calcext:value-type="float">
            <text:p>13.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[.G112]/3" office:value-type="float" office:value="19.6666666666667" calcext:value-type="float">
            <text:p>19.6666666667</text:p>
          </table:table-cell>
          <table:table-cell/>
          <table:table-cell table:formula="of:=[.J111]/100" office:value-type="float" office:value="0.132" calcext:value-type="float">
            <text:p>0.132</text:p>
          </table:table-cell>
          <table:table-cell table:number-columns-repeated="8"/>
        </table:table-row>
        <table:table-row table:style-name="ro1">
          <table:table-cell table:number-columns-repeated="9"/>
          <table:table-cell table:formula="of:=1000/[.J112]" office:value-type="float" office:value="7575.75757575758" calcext:value-type="float">
            <text:p>7575.7575757576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0.42*0.6*0.33" office:value-type="float" office:value="0.08316" calcext:value-type="float">
            <text:p>0.08316</text:p>
          </table:table-cell>
          <table:table-cell table:number-columns-repeated="11"/>
        </table:table-row>
        <table:table-row table:style-name="ro1">
          <table:table-cell table:number-columns-repeated="6"/>
          <table:table-cell table:formula="of:=0.4*0.33" office:value-type="float" office:value="0.132" calcext:value-type="float">
            <text:p>0.132</text:p>
          </table:table-cell>
          <table:table-cell table:number-columns-repeated="11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office:value-type="float" office:value="0.7" calcext:value-type="float">
            <text:p>0.7</text:p>
          </table:table-cell>
          <table:table-cell table:formula="of:=[.H126]/[.G126]" office:value-type="float" office:value="4.66666666666667" calcext:value-type="float">
            <text:p>4.6666666667</text:p>
          </table:table-cell>
          <table:table-cell table:formula="of:=[.I126]/SUM([.I126:.I127])" office:value-type="float" office:value="0.756756756756757" calcext:value-type="float">
            <text:p>0.75675675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[.H127]/[.G127]" office:value-type="float" office:value="1.5" calcext:value-type="float">
            <text:p>1.5</text:p>
          </table:table-cell>
          <table:table-cell table:formula="of:=[.I127]/SUM([.I126:.I127])" office:value-type="float" office:value="0.243243243243243" calcext:value-type="float">
            <text:p>0.2432432432</text:p>
          </table:table-cell>
          <table:table-cell table:number-columns-repeated="8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number-columns-repeated="6"/>
          <table:table-cell table:formula="of:=[.G134]/0.15" office:value-type="float" office:value="6666.66666666667" calcext:value-type="float">
            <text:p>6666.6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formula="of:=1/6" office:value-type="float" office:value="0.166666666666667" calcext:value-type="float">
            <text:p>0.1666666667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formula="of:=0.17*0.85" office:value-type="float" office:value="0.1445" calcext:value-type="float">
            <text:p>0.1445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/>
          <table:table-cell table:formula="of:=0.2/[.B142]" office:value-type="float" office:value="0.235294117647059" calcext:value-type="float">
            <text:p>0.2352941176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333" calcext:value-type="float">
            <text:p>0.333</text:p>
          </table:table-cell>
          <table:table-cell office:value-type="float" office:value="0.6" calcext:value-type="float">
            <text:p>0.6</text:p>
          </table:table-cell>
          <table:table-cell table:formula="of:=[.C145]*[.B145]*[.A145]" office:value-type="float" office:value="0.16983" calcext:value-type="float">
            <text:p>0.16983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percentage" office:value="0.036" calcext:value-type="percentage">
            <text:p>3.60%</text:p>
          </table:table-cell>
          <table:table-cell table:style-name="ce1" office:value-type="percentage" office:value="0.114" calcext:value-type="percentage">
            <text:p>11.40%</text:p>
          </table:table-cell>
          <table:table-cell table:style-name="ce1" office:value-type="percentage" office:value="0.21" calcext:value-type="percentage">
            <text:p>21.00%</text:p>
          </table:table-cell>
          <table:table-cell table:style-name="ce1" office:value-type="percentage" office:value="0.13" calcext:value-type="percentage">
            <text:p>13.00%</text:p>
          </table:table-cell>
          <table:table-cell table:style-name="ce1"/>
          <table:table-cell table:style-name="ce1" office:value-type="percentage" office:value="0.11" calcext:value-type="percentage">
            <text:p>11.00%</text:p>
          </table:table-cell>
          <table:table-cell table:style-name="ce1" office:value-type="percentage" office:value="0.06" calcext:value-type="percentage">
            <text:p>6.00%</text:p>
          </table:table-cell>
          <table:table-cell table:style-name="ce1" office:value-type="percentage" office:value="0.05" calcext:value-type="percentage">
            <text:p>5.00%</text:p>
          </table:table-cell>
          <table:table-cell table:style-name="ce4" office:value-type="percentage" office:value="0.29" calcext:value-type="percentage">
            <text:p>29.00%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MSCIWorldweights.A1:MSCIWorldweights.D47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/>
    <style:font-face style:name="F" svg:font-family="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6T15:21:21.553584260</dc:date>
    <dc:creator>Rob </dc:creator>
    <meta:editing-duration>PT7H5M56S</meta:editing-duration>
    <meta:editing-cycles>3</meta:editing-cycles>
    <meta:generator>LibreOffice/4.4.3.2$Linux_x86 LibreOffice_project/40m0$Build-2</meta:generator>
    <meta:document-statistic meta:table-count="1" meta:cell-count="368" meta:object-count="0"/>
  </office:meta>
</office:document-meta>
</file>